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stroke="none" svg:stroke-width="0.001cm" draw:fill-color="#0079ad"/>
    </style:style>
    <style:style style:name="gr2" style:family="graphic" style:parent-style-name="standard">
      <style:graphic-properties draw:stroke="none" svg:stroke-width="0.001cm" draw:fill-color="#add6e7"/>
    </style:style>
    <style:style style:name="gr3" style:family="graphic" style:parent-style-name="standard">
      <style:graphic-properties draw:stroke="none" svg:stroke-width="0.001cm" draw:fill-color="#1f1a17"/>
    </style:style>
    <style:style style:name="gr4" style:family="graphic" style:parent-style-name="standard">
      <style:graphic-properties draw:stroke="none" svg:stroke-width="0.001cm" draw:fill-color="#ffffff"/>
    </style:style>
    <style:style style:name="gr5" style:family="graphic" style:parent-style-name="standard">
      <style:graphic-properties draw:stroke="none" svg:stroke-width="0.001cm" draw:fill-color="#076086"/>
    </style:style>
    <style:style style:name="gr6" style:family="graphic" style:parent-style-name="standard">
      <style:graphic-properties draw:stroke="none" svg:stroke-width="0.001cm" draw:fill-color="#009bdf"/>
    </style:style>
  </office:automatic-styles>
  <office:body>
    <office:drawing>
      <draw:page draw:name="page1" draw:style-name="dp1" draw:master-page-name="Default">
        <draw:g>
          <draw:glue-point draw:id="4" svg:x="-0.001cm" svg:y="-5cm"/>
          <draw:glue-point draw:id="5" svg:x="-0.001cm" svg:y="5cm"/>
          <draw:glue-point draw:id="6" svg:x="-5cm" svg:y="-3.471cm"/>
          <draw:glue-point draw:id="7" svg:x="-5cm" svg:y="3.471cm"/>
          <draw:glue-point draw:id="8" svg:x="-5cm" svg:y="-0.001cm"/>
          <draw:glue-point draw:id="9" svg:x="5cm" svg:y="-3.471cm"/>
          <draw:glue-point draw:id="10" svg:x="5cm" svg:y="3.471cm"/>
          <draw:glue-point draw:id="11" svg:x="5cm" svg:y="-0.001cm"/>
          <draw:glue-point draw:id="12" svg:x="0cm" svg:y="0cm"/>
          <draw:polygon draw:style-name="gr1" draw:layer="layout" svg:width="2.26cm" svg:height="0.774cm" svg:x="0.013cm" svg:y="1.212cm" svg:viewBox="0 0 2261 775" draw:points="2261,387 2259,407 2255,427 2247,446 2237,465 2225,484 2210,502 2192,520 2172,538 2149,555 2124,572 2097,588 2067,604 2036,619 2002,634 1967,647 1929,661 1890,674 1849,686 1806,697 1762,708 1716,718 1669,728 1619,736 1570,744 1519,751 1466,757 1413,763 1358,767 1302,770 1246,773 1188,774 1130,775 1072,774 1014,773 958,770 903,767 848,763 794,757 742,751 691,744 641,736 591,728 544,718 499,708 454,697 411,686 370,674 331,661 294,647 258,634 224,619 193,604 164,588 136,572 111,555 89,538 68,520 51,502 35,484 23,465 13,446 6,427 1,407 0,387 1,367 6,347 13,328 23,309 35,290 51,272 68,254 89,236 111,219 136,202 164,186 193,170 224,155 258,141 294,126 331,113 370,100 411,88 454,76 499,66 544,56 591,46 641,38 691,30 742,23 794,17 848,12 903,7 958,4 1014,1 1072,0 1130,0 1188,0 1246,1 1302,4 1358,7 1413,12 1466,17 1519,23 1570,30 1619,38 1669,46 1716,56 1762,66 1806,76 1849,88 1890,100 1929,113 1967,126 2002,141 2036,155 2067,170 2097,186 2124,202 2149,219 2172,236 2192,254 2210,272 2225,290 2237,309 2247,328 2255,347 2259,367">
            <text:p/>
          </draw:polygon>
          <draw:polygon draw:style-name="gr2" draw:layer="layout" svg:width="1.144cm" svg:height="0.401cm" svg:x="1.143cm" svg:y="1.599cm" svg:viewBox="0 0 1145 402" draw:points="0,402 29,402 58,401 87,400 115,400 144,398 173,397 201,395 229,394 256,391 283,389 310,387 337,384 364,381 390,378 416,374 441,371 467,367 492,363 517,359 541,354 565,350 589,345 612,340 635,335 658,329 680,324 701,318 722,312 744,306 764,300 774,297 784,294 794,290 804,287 813,283 823,280 832,277 842,273 851,270 860,266 869,263 877,259 886,256 895,252 903,248 912,244 920,240 928,237 936,233 943,229 951,225 959,221 966,217 974,213 980,209 988,205 995,201 1001,196 1008,192 1014,187 1021,183 1027,179 1033,175 1039,170 1044,166 1050,161 1056,157 1061,152 1067,147 1071,143 1076,138 1081,134 1086,129 1090,124 1094,120 1098,114 1102,110 1106,105 1109,100 1113,95 1116,90 1119,85 1122,80 1125,74 1128,69 1130,64 1132,59 1134,54 1136,48 1138,43 1139,38 1141,32 1141,27 1143,22 1143,16 1144,11 1145,5 1145,0 1117,0 1117,4 1116,9 1116,13 1115,17 1114,22 1114,26 1112,31 1111,36 1110,40 1109,44 1107,48 1105,53 1103,57 1101,62 1098,66 1096,71 1093,75 1090,80 1087,84 1084,88 1081,92 1077,97 1073,101 1070,105 1066,110 1062,114 1057,119 1053,123 1048,127 1043,131 1038,136 1033,139 1028,144 1022,148 1017,152 1011,157 1005,160 999,165 993,169 986,173 980,177 974,181 967,185 960,189 953,193 945,197 938,200 931,204 924,208 916,212 908,216 900,219 892,223 884,226 875,230 867,233 858,237 850,241 841,244 832,248 823,251 814,254 805,258 795,261 785,264 776,268 766,270 755,274 736,280 715,285 694,291 673,297 651,302 629,308 606,313 583,318 560,323 536,327 512,331 487,336 462,340 438,343 412,347 387,350 361,354 334,356 308,359 281,361 253,364 227,366 199,368 171,369 143,371 115,372 86,373 57,373 29,374 0,374">
            <text:p/>
          </draw:polygon>
          <draw:polygon draw:style-name="gr2" draw:layer="layout" svg:width="1.143cm" svg:height="0.401cm" svg:x="0cm" svg:y="1.599cm" svg:viewBox="0 0 1144 402" draw:points="0,0 0,5 0,11 0,16 1,22 2,27 2,32 4,38 5,43 8,48 10,54 11,59 14,64 16,69 19,74 21,80 25,85 27,90 31,95 34,100 37,105 42,110 46,114 50,120 54,124 58,129 63,134 68,138 72,143 77,147 83,152 88,157 93,161 100,166 104,170 110,175 117,179 123,183 129,187 136,192 142,196 149,201 156,205 163,209 170,213 177,217 185,221 192,225 200,229 208,233 216,237 224,240 232,244 240,248 249,252 258,256 266,259 275,263 284,266 293,270 302,273 312,277 321,280 330,283 340,287 349,290 359,294 369,297 380,300 390,303 400,306 411,310 421,312 442,318 464,324 486,329 509,335 531,340 554,345 579,350 602,354 627,359 652,363 677,367 702,371 728,374 754,378 779,381 806,384 833,387 860,389 887,391 915,394 943,395 971,397 999,398 1028,400 1056,400 1085,401 1114,402 1144,402 1144,374 1115,374 1086,373 1057,373 1029,372 1000,371 972,369 944,368 917,366 890,364 863,361 835,359 809,356 783,354 757,350 731,347 706,343 681,340 656,336 631,331 608,327 583,323 560,318 537,313 515,308 492,302 471,297 449,291 428,285 418,283 408,280 398,277 388,274 378,270 368,268 358,264 348,261 339,258 330,254 321,251 312,248 303,244 294,241 285,237 277,233 269,230 260,226 252,223 243,219 236,216 227,212 220,208 212,204 205,200 198,197 191,193 183,189 177,185 170,181 163,177 157,173 150,169 144,165 138,160 133,157 127,152 121,148 116,144 110,139 105,136 101,131 96,127 91,123 87,119 83,114 78,110 74,105 70,101 67,97 63,92 60,88 57,84 54,80 51,75 48,71 46,66 43,62 41,57 38,53 37,48 35,44 34,40 32,36 31,31 30,26 29,22 28,17 27,13 27,9 27,4 27,0">
            <text:p/>
          </draw:polygon>
          <draw:polygon draw:style-name="gr2" draw:layer="layout" svg:width="1.143cm" svg:height="0.401cm" svg:x="0cm" svg:y="1.198cm" svg:viewBox="0 0 1144 402" draw:points="1144,0 1114,0 1085,0 1056,1 1028,2 999,2 971,4 943,6 915,8 887,9 860,12 833,14 806,17 779,20 754,23 728,27 702,30 677,34 652,38 627,42 602,46 579,51 554,56 531,61 509,66 486,72 464,77 442,83 421,89 400,95 380,101 359,107 340,114 330,117 321,121 312,124 302,128 293,131 284,134 275,138 266,142 258,146 249,149 240,153 232,157 224,161 216,165 208,169 200,173 192,176 185,180 177,184 170,188 163,192 156,196 149,201 142,205 136,209 129,213 123,218 117,222 110,226 104,231 100,235 93,240 88,244 83,249 77,253 72,258 68,263 63,267 58,272 54,277 50,282 46,286 42,292 37,296 34,301 31,306 27,311 25,316 21,321 19,326 16,332 14,337 11,342 10,347 8,353 5,358 4,363 2,369 2,374 1,380 0,385 0,391 0,396 0,402 27,402 27,397 27,393 27,388 28,384 29,379 30,375 31,370 32,366 34,361 35,357 37,353 38,348 41,344 43,339 46,335 48,330 51,326 54,321 57,317 60,313 63,309 67,304 70,300 74,295 78,291 83,287 87,282 91,278 96,274 101,270 105,266 110,261 116,257 121,253 127,249 133,245 138,240 144,236 150,232 157,228 163,224 170,220 177,217 183,213 191,209 198,205 206,201 212,197 220,193 227,189 236,186 243,182 252,178 260,175 269,171 277,168 285,164 294,161 303,157 312,153 321,150 330,147 339,144 348,140 368,134 388,128 408,121 429,115 449,109 471,104 492,98 515,93 537,88 560,83 583,78 608,74 631,70 656,65 681,61 706,57 731,54 757,51 783,48 809,44 835,42 863,40 890,37 917,35 944,33 972,32 1000,30 1029,29 1057,29 1086,28 1115,27 1144,27">
            <text:p/>
          </draw:polygon>
          <draw:polygon draw:style-name="gr2" draw:layer="layout" svg:width="1.144cm" svg:height="0.401cm" svg:x="1.143cm" svg:y="1.198cm" svg:viewBox="0 0 1145 402" draw:points="1145,402 1145,396 1144,391 1143,385 1143,380 1141,374 1141,369 1139,363 1138,358 1136,353 1134,347 1132,342 1130,337 1128,332 1125,326 1122,321 1119,316 1116,311 1113,306 1109,301 1106,296 1102,291 1098,286 1094,282 1090,277 1086,272 1081,267 1076,263 1071,258 1067,253 1061,249 1056,244 1050,240 1044,235 1039,231 1033,226 1027,222 1021,218 1014,213 1008,209 1001,205 995,201 988,196 980,192 974,188 966,184 959,180 951,176 943,173 936,169 928,165 920,161 912,157 903,153 895,149 886,146 877,142 869,138 860,134 851,131 842,128 832,124 823,121 813,117 804,114 784,107 764,101 744,95 722,89 701,83 680,77 658,72 635,66 612,61 589,56 565,51 541,46 517,42 492,38 467,34 441,30 416,27 390,23 364,20 337,17 310,14 283,12 256,9 229,8 201,6 173,4 144,2 115,2 87,1 58,0 29,0 0,0 0,27 29,27 57,28 86,29 115,29 143,30 171,32 199,33 227,35 253,37 281,40 308,42 334,44 361,48 387,51 412,54 438,57 462,61 487,65 512,70 536,74 560,78 583,83 606,88 629,93 651,98 673,104 694,109 715,115 736,121 755,128 776,134 795,140 805,144 814,147 823,150 832,153 841,157 850,161 858,164 867,168 875,171 884,175 892,178 900,182 908,186 916,189 924,193 931,197 938,201 945,205 953,209 960,213 967,217 974,220 980,224 986,228 993,232 999,236 1005,240 1011,245 1017,249 1022,253 1028,257 1033,261 1038,266 1043,270 1048,274 1053,278 1057,282 1062,287 1066,291 1070,295 1073,300 1077,304 1081,309 1084,313 1087,317 1090,321 1093,326 1096,330 1098,335 1101,339 1103,344 1105,348 1107,353 1109,357 1110,361 1111,366 1112,370 1114,375 1114,379 1115,384 1116,388 1116,393 1117,397 1117,402">
            <text:p/>
          </draw:polygon>
          <draw:polygon draw:style-name="gr1" draw:layer="layout" svg:width="2.263cm" svg:height="1.178cm" svg:x="0.01cm" svg:y="0.397cm" svg:viewBox="0 0 2264 1179" draw:points="0,0 0,1179 2263,1179 2264,0">
            <text:p/>
          </draw:polygon>
          <draw:polygon draw:style-name="gr2" draw:layer="layout" svg:width="0.027cm" svg:height="0.014cm" svg:x="0.003cm" svg:y="0.397cm" svg:viewBox="0 0 28 15" draw:points="28,15 28,0 0,0 0,15">
            <text:p/>
          </draw:polygon>
          <draw:polygon draw:style-name="gr2" draw:layer="layout" svg:width="0.029cm" svg:height="1.219cm" svg:x="0.001cm" svg:y="0.411cm" svg:viewBox="0 0 30 1220" draw:points="27,1220 30,0 2,0 0,1220">
            <text:p/>
          </draw:polygon>
          <draw:polygon draw:style-name="gr2" draw:layer="layout" svg:width="0.027cm" svg:height="0.014cm" svg:x="0.001cm" svg:y="1.63cm" svg:viewBox="0 0 28 15" draw:points="0,0 0,15 28,15 28,0">
            <text:p/>
          </draw:polygon>
          <draw:polygon draw:style-name="gr2" draw:layer="layout" svg:width="0.028cm" svg:height="0.014cm" svg:x="2.258cm" svg:y="0.397cm" svg:viewBox="0 0 29 15" draw:points="29,15 29,0 0,0 0,15">
            <text:p/>
          </draw:polygon>
          <draw:polygon draw:style-name="gr2" draw:layer="layout" svg:width="0.028cm" svg:height="1.221cm" svg:x="2.258cm" svg:y="0.411cm" svg:viewBox="0 0 29 1222" draw:points="29,1222 29,0 0,0 0,1222">
            <text:p/>
          </draw:polygon>
          <draw:polygon draw:style-name="gr2" draw:layer="layout" svg:width="0.028cm" svg:height="0.014cm" svg:x="2.258cm" svg:y="1.632cm" svg:viewBox="0 0 29 15" draw:points="0,0 0,15 29,15 29,0">
            <text:p/>
          </draw:polygon>
          <draw:polygon draw:style-name="gr3" draw:layer="layout" svg:width="0.937cm" svg:height="0.261cm" svg:x="0.699cm" svg:y="0.891cm" svg:viewBox="0 0 938 262" draw:points="63,62 0,213 30,262 269,218 273,115 275,104 278,94 284,85 295,77 306,70 318,68 316,69 614,69 626,69 634,72 642,75 653,82 659,91 663,102 665,110 673,221 911,261 938,203 881,62 860,52 819,41 776,30 731,22 682,14 633,7 581,2 531,0 487,0 448,0 408,0 369,2 306,6 254,15 209,23 170,31 132,40 91,52">
            <text:p/>
          </draw:polygon>
          <draw:polygon draw:style-name="gr3" draw:layer="layout" svg:width="0.29cm" svg:height="0.347cm" svg:x="0.368cm" svg:y="1.033cm" svg:viewBox="0 0 291 348" draw:points="202,0 202,156 291,156 291,203 204,203 204,348 0,180">
            <text:p/>
          </draw:polygon>
          <draw:polygon draw:style-name="gr3" draw:layer="layout" svg:width="0.29cm" svg:height="0.347cm" svg:x="0.345cm" svg:y="1.373cm" svg:viewBox="0 0 291 348" draw:points="88,348 88,191 0,191 0,144 86,144 86,0 291,167">
            <text:p/>
          </draw:polygon>
          <draw:polygon draw:style-name="gr3" draw:layer="layout" svg:width="0.29cm" svg:height="0.347cm" svg:x="1.66cm" svg:y="1.033cm" svg:viewBox="0 0 291 348" draw:points="88,0 88,156 0,156 0,203 86,203 86,348 291,180">
            <text:p/>
          </draw:polygon>
          <draw:polygon draw:style-name="gr3" draw:layer="layout" svg:width="0.29cm" svg:height="0.347cm" svg:x="1.683cm" svg:y="1.373cm" svg:viewBox="0 0 291 348" draw:points="202,348 202,191 291,191 291,144 204,144 204,0 0,167">
            <text:p/>
          </draw:polygon>
          <draw:polygon draw:style-name="gr3" draw:layer="layout" svg:width="0.722cm" svg:height="0.636cm" svg:x="0.811cm" svg:y="1.181cm" svg:viewBox="0 0 723 637" draw:points="0,0 723,0 723,637 0,637">
            <text:p/>
          </draw:polygon>
          <draw:polygon draw:style-name="gr4" draw:layer="layout" svg:width="0.937cm" svg:height="0.261cm" svg:x="0.685cm" svg:y="0.877cm" svg:viewBox="0 0 938 262" draw:points="63,62 0,213 31,262 270,218 273,114 274,104 278,95 284,84 295,77 306,71 318,68 316,69 614,69 627,70 634,72 642,75 653,82 659,91 664,102 666,110 673,221 911,260 938,204 881,62 860,51 819,41 775,30 732,22 682,14 633,7 581,2 531,0 487,0 448,0 408,0 369,1 306,6 254,15 208,23 170,32 132,40 91,51">
            <text:p/>
          </draw:polygon>
          <draw:polygon draw:style-name="gr4" draw:layer="layout" svg:width="0.29cm" svg:height="0.347cm" svg:x="0.355cm" svg:y="1.019cm" svg:viewBox="0 0 291 348" draw:points="202,0 202,157 291,157 291,204 204,204 204,348 0,180">
            <text:p/>
          </draw:polygon>
          <draw:polygon draw:style-name="gr4" draw:layer="layout" svg:width="0.291cm" svg:height="0.347cm" svg:x="0.332cm" svg:y="1.359cm" svg:viewBox="0 0 292 348" draw:points="89,348 89,190 0,190 0,144 87,144 87,0 292,167">
            <text:p/>
          </draw:polygon>
          <draw:polygon draw:style-name="gr4" draw:layer="layout" svg:width="0.291cm" svg:height="0.347cm" svg:x="1.646cm" svg:y="1.019cm" svg:viewBox="0 0 292 348" draw:points="88,0 88,157 0,157 0,204 87,204 87,348 292,180">
            <text:p/>
          </draw:polygon>
          <draw:polygon draw:style-name="gr4" draw:layer="layout" svg:width="0.291cm" svg:height="0.347cm" svg:x="1.669cm" svg:y="1.359cm" svg:viewBox="0 0 292 348" draw:points="202,348 202,190 292,190 292,144 204,144 204,0 0,167">
            <text:p/>
          </draw:polygon>
          <draw:polygon draw:style-name="gr4" draw:layer="layout" svg:width="0.723cm" svg:height="0.637cm" svg:x="0.797cm" svg:y="1.166cm" svg:viewBox="0 0 724 638" draw:points="0,0 724,0 724,638 0,638">
            <text:p/>
          </draw:polygon>
          <draw:polygon draw:style-name="gr5" draw:layer="layout" svg:width="0.58cm" svg:height="0.028cm" svg:x="0.879cm" svg:y="1.225cm" svg:viewBox="0 0 581 29" draw:points="581,14 566,0 0,0 0,29 566,29">
            <text:p/>
          </draw:polygon>
          <draw:polygon draw:style-name="gr5" draw:layer="layout" svg:width="0.028cm" svg:height="0.129cm" svg:x="1.431cm" svg:y="1.239cm" svg:viewBox="0 0 29 130" draw:points="14,130 29,116 29,0 0,0 0,116">
            <text:p/>
          </draw:polygon>
          <draw:polygon draw:style-name="gr5" draw:layer="layout" svg:width="0.58cm" svg:height="0.028cm" svg:x="0.865cm" svg:y="1.34cm" svg:viewBox="0 0 581 29" draw:points="0,14 14,29 581,29 581,0 14,0">
            <text:p/>
          </draw:polygon>
          <draw:polygon draw:style-name="gr5" draw:layer="layout" svg:width="0.028cm" svg:height="0.129cm" svg:x="0.865cm" svg:y="1.225cm" svg:viewBox="0 0 29 130" draw:points="14,0 0,13 0,130 29,130 29,13">
            <text:p/>
          </draw:polygon>
          <draw:polygon draw:style-name="gr5" draw:layer="layout" svg:width="0.58cm" svg:height="0.027cm" svg:x="0.879cm" svg:y="1.441cm" svg:viewBox="0 0 581 28" draw:points="581,14 566,0 0,0 0,28 566,28">
            <text:p/>
          </draw:polygon>
          <draw:polygon draw:style-name="gr5" draw:layer="layout" svg:width="0.028cm" svg:height="0.302cm" svg:x="1.431cm" svg:y="1.454cm" svg:viewBox="0 0 29 303" draw:points="14,303 29,289 29,0 0,0 0,289">
            <text:p/>
          </draw:polygon>
          <draw:polygon draw:style-name="gr5" draw:layer="layout" svg:width="0.58cm" svg:height="0.028cm" svg:x="0.865cm" svg:y="1.728cm" svg:viewBox="0 0 581 29" draw:points="0,14 14,29 581,29 581,0 14,0">
            <text:p/>
          </draw:polygon>
          <draw:polygon draw:style-name="gr5" draw:layer="layout" svg:width="0.028cm" svg:height="0.302cm" svg:x="0.865cm" svg:y="1.441cm" svg:viewBox="0 0 29 303" draw:points="14,0 0,13 0,303 29,303 29,13">
            <text:p/>
          </draw:polygon>
          <draw:polygon draw:style-name="gr5" draw:layer="layout" svg:width="0.014cm" svg:height="0.027cm" svg:x="1.444cm" svg:y="1.39cm" svg:viewBox="0 0 15 28" draw:points="0,28 15,28 15,0 0,0">
            <text:p/>
          </draw:polygon>
          <draw:polygon draw:style-name="gr5" draw:layer="layout" svg:width="0.566cm" svg:height="0.027cm" svg:x="0.878cm" svg:y="1.39cm" svg:viewBox="0 0 567 28" draw:points="0,28 567,28 567,0 0,0">
            <text:p/>
          </draw:polygon>
          <draw:polygon draw:style-name="gr5" draw:layer="layout" svg:width="0.014cm" svg:height="0.027cm" svg:x="0.865cm" svg:y="1.39cm" svg:viewBox="0 0 15 28" draw:points="15,0 0,0 0,28 15,28">
            <text:p/>
          </draw:polygon>
          <draw:polygon draw:style-name="gr6" draw:layer="layout" svg:width="2.26cm" svg:height="0.774cm" svg:x="0.013cm" svg:y="0.013cm" svg:viewBox="0 0 2261 775" draw:points="2261,387 2259,407 2255,427 2247,446 2237,465 2225,484 2210,503 2192,520 2172,538 2149,555 2124,572 2097,588 2067,604 2036,619 2002,633 1967,648 1929,661 1890,674 1849,686 1806,698 1762,708 1716,718 1669,728 1619,737 1570,744 1519,751 1466,757 1413,762 1358,766 1302,770 1246,773 1188,774 1130,775 1072,774 1014,773 958,770 903,766 848,762 794,757 742,751 691,744 641,737 591,728 544,718 499,708 454,698 411,686 370,674 331,661 294,648 258,633 224,619 193,604 164,588 136,572 111,555 89,538 68,520 51,503 35,484 23,465 13,446 6,427 1,407 0,387 1,367 6,347 13,328 23,309 35,290 51,272 68,254 89,237 111,220 136,203 164,187 193,171 224,155 258,141 294,127 331,114 370,101 411,88 454,77 499,66 544,56 591,47 641,38 691,31 742,23 794,18 848,12 903,8 958,4 1014,2 1072,0 1130,0 1188,0 1246,2 1302,4 1358,8 1413,12 1466,18 1519,23 1570,31 1619,38 1669,47 1716,56 1762,66 1806,77 1849,88 1890,101 1929,114 1967,127 2002,141 2036,155 2067,171 2097,187 2124,203 2149,220 2172,237 2192,254 2210,272 2225,290 2237,309 2247,328 2255,347 2259,367">
            <text:p/>
          </draw:polygon>
          <draw:polygon draw:style-name="gr2" draw:layer="layout" svg:width="1.144cm" svg:height="0.401cm" svg:x="1.143cm" svg:y="0.4cm" svg:viewBox="0 0 1145 402" draw:points="0,402 29,401 58,401 87,400 115,399 144,398 173,397 201,395 229,393 256,391 283,389 310,386 337,384 364,381 390,377 416,374 441,371 467,367 492,362 517,359 541,354 565,350 589,345 612,340 635,335 658,329 680,324 701,318 722,312 744,306 764,300 774,296 784,293 794,290 804,287 813,283 823,280 832,277 842,273 851,270 860,266 869,262 877,259 886,255 895,252 903,248 912,244 920,241 928,237 936,233 943,229 951,225 959,221 966,217 974,213 980,208 988,204 995,200 1001,196 1008,192 1014,188 1021,183 1027,179 1033,174 1039,170 1044,166 1050,161 1056,157 1061,152 1067,148 1071,143 1076,138 1081,134 1086,129 1090,124 1094,120 1098,115 1102,110 1106,105 1109,100 1113,95 1116,90 1119,85 1122,80 1125,74 1128,70 1130,64 1132,59 1134,54 1136,48 1138,43 1139,38 1141,33 1141,27 1143,22 1143,16 1144,10 1145,5 1145,0 1117,0 1117,4 1116,8 1116,13 1115,17 1114,22 1114,27 1112,31 1111,35 1110,39 1109,44 1107,48 1105,53 1103,58 1101,62 1098,66 1096,71 1093,75 1090,80 1087,84 1084,88 1081,93 1077,97 1073,101 1070,105 1066,110 1062,114 1057,119 1053,123 1048,127 1043,131 1038,135 1033,139 1028,144 1022,148 1017,152 1011,156 1005,160 999,164 993,169 986,172 980,177 974,181 967,185 960,189 953,193 945,196 938,200 931,204 924,207 916,212 908,215 900,219 892,223 884,227 875,230 867,233 858,237 850,241 841,244 832,247 823,251 814,254 805,257 795,261 785,264 776,267 766,270 755,273 736,280 715,285 694,291 673,297 651,302 629,308 606,313 583,318 560,322 536,327 512,331 487,335 462,339 438,343 412,347 387,350 361,353 334,356 308,359 281,361 253,363 227,366 199,368 171,369 143,370 115,372 86,372 57,373 29,374 0,374">
            <text:p/>
          </draw:polygon>
          <draw:polygon draw:style-name="gr2" draw:layer="layout" svg:width="1.143cm" svg:height="0.401cm" svg:x="0cm" svg:y="0.4cm" svg:viewBox="0 0 1144 402" draw:points="0,0 0,5 0,10 0,16 1,22 2,27 2,33 4,38 5,43 8,48 10,54 11,59 14,64 16,70 19,74 21,80 25,85 27,90 31,95 34,100 37,105 42,110 46,115 50,120 54,124 58,129 63,134 68,138 72,143 77,148 83,152 88,157 93,161 100,166 104,170 110,174 117,179 123,183 129,188 136,192 142,196 149,200 156,204 163,208 170,213 177,217 185,221 192,225 200,229 208,233 216,237 224,241 232,244 240,248 249,252 258,255 266,259 275,262 284,266 293,270 302,273 312,277 321,280 330,283 340,287 349,290 359,293 369,296 380,300 390,303 400,306 411,309 421,312 442,318 464,324 486,329 509,335 531,340 554,345 579,350 602,354 627,359 652,362 677,367 702,371 728,374 754,377 779,381 806,384 833,386 860,389 887,391 915,393 943,395 971,397 999,398 1028,399 1056,400 1085,401 1114,401 1144,402 1144,374 1115,374 1086,373 1057,372 1029,372 1000,370 972,369 944,368 917,366 890,363 863,361 835,359 809,356 783,353 757,350 731,347 706,343 681,339 656,335 631,331 608,327 583,322 560,318 537,313 515,308 492,302 471,297 449,291 428,285 418,283 408,280 398,277 388,273 378,270 368,267 358,264 348,261 339,257 330,254 321,251 312,247 303,244 294,241 285,237 277,233 269,230 260,227 252,223 243,219 236,215 227,212 220,207 212,204 205,200 198,196 191,193 183,189 177,185 170,181 163,177 157,172 150,169 144,164 138,160 133,156 127,152 121,148 116,144 110,139 105,135 101,131 96,127 91,123 87,119 83,114 78,110 74,105 70,101 67,97 63,93 60,88 57,84 54,80 51,75 48,71 46,66 43,62 41,58 38,53 37,48 35,44 34,39 32,35 31,31 30,27 29,22 28,17 27,13 27,8 27,4 27,0">
            <text:p/>
          </draw:polygon>
          <draw:polygon draw:style-name="gr2" draw:layer="layout" svg:width="1.143cm" svg:height="0.4cm" svg:x="0cm" svg:y="0cm" svg:viewBox="0 0 1144 401" draw:points="1144,0 1114,0 1085,0 1056,0 1028,1 999,2 971,4 943,5 915,7 887,9 860,11 833,14 806,17 779,20 754,23 728,27 702,30 677,34 652,37 627,42 602,46 579,51 554,56 531,60 509,66 486,71 464,77 442,82 421,88 400,94 380,101 359,107 340,113 330,117 321,120 312,124 302,127 293,131 284,134 275,138 266,142 258,145 249,149 240,152 232,156 224,160 216,163 208,168 200,172 192,176 185,180 177,184 170,188 163,192 156,196 149,200 142,204 136,209 129,213 123,217 117,221 110,225 104,230 100,235 93,239 88,244 83,248 77,253 72,257 68,262 63,267 58,271 54,276 50,281 46,286 42,291 37,295 34,300 31,306 27,310 25,316 21,320 19,326 16,331 14,336 11,341 10,346 8,352 5,357 4,363 2,368 2,373 1,379 0,384 0,390 0,395 0,401 27,401 27,396 27,392 27,387 28,383 29,378 30,374 31,369 32,365 34,361 35,356 37,352 38,347 41,343 43,338 46,334 48,329 51,325 54,321 57,316 60,312 63,308 67,304 70,299 74,294 78,291 83,286 87,282 91,278 96,273 101,269 105,265 110,260 116,256 121,252 127,248 133,244 138,240 144,236 150,232 157,227 163,224 170,219 177,216 183,212 191,208 198,204 206,200 212,196 220,192 227,189 236,185 243,182 252,178 260,174 269,171 277,167 285,163 294,160 303,156 312,153 321,150 330,146 339,143 348,140 368,133 388,127 408,121 429,115 449,109 471,103 492,98 515,93 537,88 560,83 583,78 608,73 631,69 656,65 681,61 706,57 731,54 757,50 783,47 809,44 835,42 863,39 890,37 917,35 944,33 972,31 1000,30 1029,29 1057,28 1086,27 1115,27 1144,27">
            <text:p/>
          </draw:polygon>
          <draw:polygon draw:style-name="gr2" draw:layer="layout" svg:width="1.144cm" svg:height="0.4cm" svg:x="1.143cm" svg:y="0cm" svg:viewBox="0 0 1145 401" draw:points="1145,401 1145,395 1144,390 1143,384 1143,379 1141,373 1141,368 1139,363 1138,357 1136,352 1134,346 1132,341 1130,336 1128,331 1125,326 1122,320 1119,316 1116,310 1113,306 1109,300 1106,295 1102,291 1098,286 1094,281 1090,276 1086,271 1081,267 1076,262 1071,257 1067,253 1061,248 1056,244 1050,239 1044,235 1039,230 1033,225 1027,221 1021,217 1014,213 1008,209 1001,204 995,200 988,196 980,192 974,188 966,184 959,180 951,176 943,172 936,168 928,163 920,160 912,156 903,152 895,149 886,145 877,142 869,138 860,134 851,131 842,127 832,124 823,120 813,117 804,113 784,107 764,101 744,94 722,88 701,82 680,77 658,71 635,66 612,60 589,56 565,51 541,46 517,42 492,37 467,34 441,30 416,27 390,23 364,20 337,17 310,14 283,11 256,9 229,7 201,5 173,4 144,2 115,1 87,0 58,0 29,0 0,0 0,27 29,27 57,27 86,28 115,29 143,30 171,31 199,33 227,35 253,37 281,39 308,42 334,44 361,47 387,50 412,54 438,57 462,61 487,65 512,69 536,73 560,78 583,83 606,88 629,93 651,98 673,103 694,109 715,115 736,121 755,127 776,133 795,140 805,143 814,146 823,150 832,153 841,156 850,160 858,163 867,167 875,171 884,174 892,178 900,182 908,185 916,189 924,192 931,196 938,200 945,204 953,208 960,212 967,216 974,219 980,224 986,227 993,232 999,236 1005,240 1011,244 1017,248 1022,252 1028,256 1033,260 1038,265 1043,269 1048,273 1053,278 1057,282 1062,286 1066,291 1070,294 1073,299 1077,304 1081,308 1084,312 1087,316 1090,321 1093,325 1096,329 1098,334 1101,338 1103,343 1105,347 1107,352 1109,356 1110,361 1111,365 1112,369 1114,374 1114,378 1115,383 1116,387 1116,392 1117,396 1117,401">
            <text:p/>
          </draw:polygon>
          <draw:polygon draw:style-name="gr3" draw:layer="layout" svg:width="0.744cm" svg:height="0.251cm" svg:x="1.172cm" svg:y="0.119cm" svg:viewBox="0 0 745 252" draw:points="0,196 167,252 560,94 745,139 647,0 173,0 371,48">
            <text:p/>
          </draw:polygon>
          <draw:polygon draw:style-name="gr3" draw:layer="layout" svg:width="0.743cm" svg:height="0.251cm" svg:x="0.36cm" svg:y="0.42cm" svg:viewBox="0 0 744 252" draw:points="744,55 577,0 183,157 0,112 96,252 571,252 373,203">
            <text:p/>
          </draw:polygon>
          <draw:polygon draw:style-name="gr3" draw:layer="layout" svg:width="0.744cm" svg:height="0.251cm" svg:x="0.4cm" svg:y="0.112cm" svg:viewBox="0 0 745 252" draw:points="0,55 166,0 560,157 745,112 647,252 172,252 371,203">
            <text:p/>
          </draw:polygon>
          <draw:polygon draw:style-name="gr3" draw:layer="layout" svg:width="0.743cm" svg:height="0.251cm" svg:x="1.148cm" svg:y="0.437cm" svg:viewBox="0 0 744 252" draw:points="744,196 577,252 183,94 0,139 96,0 570,0 372,48">
            <text:p/>
          </draw:polygon>
          <draw:polygon draw:style-name="gr4" draw:layer="layout" svg:width="0.743cm" svg:height="0.251cm" svg:x="1.186cm" svg:y="0.133cm" svg:viewBox="0 0 744 252" draw:points="0,197 166,252 560,94 744,139 647,0 173,0 371,48">
            <text:p/>
          </draw:polygon>
          <draw:polygon draw:style-name="gr4" draw:layer="layout" svg:width="0.744cm" svg:height="0.251cm" svg:x="0.374cm" svg:y="0.433cm" svg:viewBox="0 0 745 252" draw:points="745,55 578,0 184,157 0,112 97,252 571,252 372,203">
            <text:p/>
          </draw:polygon>
          <draw:polygon draw:style-name="gr4" draw:layer="layout" svg:width="0.743cm" svg:height="0.251cm" svg:x="0.414cm" svg:y="0.126cm" svg:viewBox="0 0 744 252" draw:points="0,55 166,0 560,157 744,112 647,252 173,252 371,203">
            <text:p/>
          </draw:polygon>
          <draw:polygon draw:style-name="gr4" draw:layer="layout" svg:width="0.744cm" svg:height="0.252cm" svg:x="1.162cm" svg:y="0.45cm" svg:viewBox="0 0 745 253" draw:points="745,196 578,253 184,95 0,139 96,0 571,0 373,48">
            <text:p/>
          </draw:polygon>
        </draw:g>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svg:stroke-width="0.1cm" draw:fill-color="#ffffff"/>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dc:title>Cisco - IP Telephony Router</dc:title>
    <meta:creation-date>2011-02-07T16:41:28</meta:creation-date>
    <meta:editing-duration>P0D</meta:editing-duration>
    <meta:editing-cycles>1</meta:editing-cycles>
    <meta:document-statistic meta:object-count="49"/>
    <meta:generator>OpenOffice.org/3.3$Linux OpenOffice.org_project/330m20$Build-9567</meta:generator>
  </office:meta>
</office:document-meta>
</file>